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45pt" style:language-asian="en" style:country-asian="US" style:font-style-asian="normal" style:font-weight-asian="bold" style:font-name-complex="Lucida Sans" style:font-size-complex="4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ab Assignment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Electronic Systems of </text:span><text:span text:style-name="T3">Compu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4">First </text:span><text:span text:style-name="T5">assignment (done)</text:span></text:p>
          </draw:text-box>
        </draw:frame>
        <draw:frame draw:name="Content Placeholder 2" presentation:style-name="pr5" draw:text-style-name="P8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Modify IOb-SoC’s firmware to print Fibonacci numbers <text:s/></text:p>
              </text:list-item>
              <text:list-item>
                <text:p><text:span text:style-name="T6">Simulate</text:span><text:span text:style-name="T7"> </text:span></text:p>
              </text:list-item>
              <text:list-item>
                <text:p><text:span text:style-name="T6">Run on FPGA bo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4">Second assignment (due 10/12/22)</text:span></text:p>
          </draw:text-box>
        </draw:frame>
        <draw:frame draw:name="Content Placeholder 2" presentation:style-name="pr5" draw:text-style-name="P8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<text:span text:style-name="T6">Add GPIO peripheral to IOb-SoC</text:span></text:p>
              </text:list-item>
              <text:list-item>
                <text:p><text:span text:style-name="T6">Modify firmware to drive GPOs </text:span></text:p>
              </text:list-item>
              <text:list-item>
                <text:p text:style-name="P9"><text:span text:style-name="T6">Modify firmware to read GPIs </text:span></text:p>
              </text:list-item>
              <text:list-item>
                <text:p><text:span text:style-name="T6"><text:s/></text:span><text:span text:style-name="T6">Simulate </text:span></text:p>
              </text:list-item>
              <text:list-item>
                <text:p><text:span text:style-name="T6">Run on FPGA boar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2" presentation:style-name="pr4" draw:text-style-name="P7" draw:layer="layout" svg:width="21.264cm" svg:height="2.411cm" svg:x="6.053cm" svg:y="1.044cm" presentation:class="title" presentation:user-transformed="true">
          <draw:text-box>
            <text:p text:style-name="P6"><text:span text:style-name="T4">Project proposal (due 15/12/22)</text:span></text:p>
          </draw:text-box>
        </draw:frame>
        <draw:frame draw:name="Content Placeholder 1" presentation:style-name="pr5" draw:text-style-name="P8" draw:layer="layout" svg:width="23.919cm" svg:height="11.2cm" svg:x="0.941cm" svg:y="4.158cm" presentation:class="outline" presentation:user-transformed="true">
          <draw:text-box>
            <text:list text:style-name="L2">
              <text:list-item>
                <text:p><text:span text:style-name="T6">Propose a IOb-SoC system that uses the resources of the BASYS3 FPGA board</text:span></text:p>
              </text:list-item>
              <text:list-item>
                <text:p><text:span text:style-name="T6">Firmware and peripherals that read buttons and switches and write to display and VGA</text:span></text:p>
              </text:list-item>
              <text:list-item>
                <text:p><text:span text:style-name="T6">External hardware may be added to project (be careful with voltage compatibility, study docs and schematics)</text:span></text:p>
              </text:list-item>
              <text:list-item>
                <text:p><text:span text:style-name="T6">CAUTIONS: hold USB socket with one hand while plugging with the other hand </text:span></text:p>
              </text:list-item>
              <text:list-item>
                <text:p><text:span text:style-name="T6">The proposal is a 3-page presentation placed in the doc directory of your repo: short intro, description of project and expected resul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3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4">Project execution (due 15/01/23)</text:span></text:p>
          </draw:text-box>
        </draw:frame>
        <draw:frame draw:name="Content Placeholder 3" presentation:style-name="pr5" draw:text-style-name="P8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<text:span text:style-name="T6">Prepare 10 minute slide presentation</text:span></text:p>
                <text:list>
                  <text:list-item>
                    <text:p><text:span text:style-name="T6">Short intro mentioning other works 1-2 slides </text:span></text:p>
                  </text:list-item>
                  <text:list-item>
                    <text:p><text:span text:style-name="T6">Project description: 6 slides</text:span></text:p>
                  </text:list-item>
                  <text:list-item>
                    <text:p><text:span text:style-name="T6">Conclusion: 2 slides (what you learned, what you did, directions for continuation)</text:span></text:p>
                  </text:list-item>
                </text:list>
              </text:list-item>
              <text:list-item>
                <text:p><text:span text:style-name="T6">Demo the project in the Lab (5 minutes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7">07-12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4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7">07-12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4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52</meta:editing-cycles>
    <meta:creation-date>2014-07-21T10:31:21</meta:creation-date>
    <dc:date>2022-12-07T00:35:19.073388823</dc:date>
    <meta:editing-duration>P2DT12H14M28S</meta:editing-duration>
    <meta:generator>LibreOffice/7.3.7.2$Linux_X86_64 LibreOffice_project/30$Build-2</meta:generator>
    <meta:document-statistic meta:object-count="5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